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4cm" fo:min-width="3.806cm"/>
    </style:style>
    <style:style style:name="gr2" style:family="graphic" style:parent-style-name="standard">
      <style:graphic-properties draw:marker-start=""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36cm" fo:min-width="2.254cm"/>
    </style:style>
    <style:style style:name="gr4" style:family="graphic" style:parent-style-name="standard">
      <style:graphic-properties svg:stroke-color="#666666"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dash" draw:stroke-dash="Dashed_20__28_var_29__20_1" svg:stroke-color="#666666" draw:fill="none" draw:textarea-horizontal-align="justify" draw:textarea-vertical-align="middle" draw:auto-grow-height="false" fo:min-height="0.52cm" fo:min-width="5.099cm"/>
    </style:style>
    <style:style style:name="gr7" style:family="graphic" style:parent-style-name="standard">
      <style:graphic-properties svg:stroke-color="#666666" draw:fill="none" draw:textarea-horizontal-align="justify" draw:textarea-vertical-align="middle" draw:auto-grow-height="false" fo:min-height="3.792cm" fo:min-width="6.119cm"/>
    </style:style>
    <style:style style:name="gr8" style:family="graphic" style:parent-style-name="standard">
      <style:graphic-properties svg:stroke-color="#999999" draw:fill="none" draw:textarea-horizontal-align="justify" draw:textarea-vertical-align="middle" draw:auto-grow-height="false" fo:min-height="0.517cm" fo:min-width="3.834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2cm" fo:min-width="3.02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518cm" fo:min-width="1.783cm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27cm" fo:min-width="3.56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2cm" fo:min-width="3.041cm"/>
    </style:style>
    <style:style style:name="gr15" style:family="graphic" style:parent-style-name="standard">
      <style:graphic-properties svg:stroke-color="#666666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666666" draw:marker-end="Arrow" draw:marker-end-width="0.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color="#666666" style:font-name="Nimbus Sans L"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color="#666666" style:font-name="Nimbus Sans L" fo:font-size="11pt" style:font-size-asian="11pt" style:font-size-complex="11pt"/>
    </style:style>
    <style:style style:name="P8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Nimbus Sans L" fo:font-size="11pt" style:font-size-asian="11pt" style:font-size-complex="11pt"/>
    </style:style>
    <style:style style:name="T2" style:family="text"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666666" style:font-name="Nimbus Sans L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078cm" svg:height="0.763cm" svg:x="13.338cm" svg:y="6.611cm">
          <text:p text:style-name="P1"><text:span text:style-name="T1">Raw lamp flat spectr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16.877cm" svg:y1="7.374cm" svg:x2="16.877cm" svg:y2="7.742cm" draw:start-shape="id1" draw:end-shape="id2" svg:d="M16877 7374v368" svg:viewBox="0 0 1 369">
          <text:p/>
        </draw:connector>
        <draw:custom-shape draw:style-name="gr3" draw:text-style-name="P4" xml:id="id2" draw:id="id2" draw:layer="layout" svg:width="3.6cm" svg:height="1.085cm" svg:x="15.077cm" svg:y="7.742cm">
          <text:p text:style-name="P3"><text:span text:style-name="T2">Standardize</text:span><text:span text:style-name="T2"><text:line-break/></text:span><text:span text:style-name="T2">meta-data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draw:type="line" svg:x1="24.947cm" svg:y1="13.004cm" svg:x2="24.947cm" svg:y2="13.525cm" draw:start-shape="id3" draw:start-glue-point="6" draw:end-shape="id4" draw:end-glue-point="4" svg:d="M24947 13004v521" svg:viewBox="0 0 1 522">
          <text:p/>
        </draw:connector>
        <draw:connector draw:style-name="gr5" draw:text-style-name="P5" draw:layer="layout" draw:type="line" svg:x1="16.877cm" svg:y1="8.827cm" svg:x2="16.878cm" svg:y2="9.331cm" draw:start-shape="id2" draw:start-glue-point="2" draw:end-shape="id5" draw:end-glue-point="4" svg:d="M16877 8827l1 504" svg:viewBox="0 0 2 505">
          <text:p/>
        </draw:connector>
        <draw:custom-shape draw:style-name="gr6" draw:text-style-name="P6" xml:id="id3" draw:id="id3" draw:layer="layout" svg:width="5.599cm" svg:height="0.77cm" svg:x="22.147cm" svg:y="12.234cm">
          <text:p text:style-name="P1"><text:span text:style-name="T3">Group lamp on/off exposur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12" draw:id="id12" draw:layer="layout" svg:width="7.055cm" svg:height="4.478cm" svg:x="21.419cm" svg:y="11.6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9" draw:id="id9" draw:layer="layout" svg:width="5.666cm" svg:height="0.766cm" svg:x="14.044cm" svg:y="14.58cm">
          <text:p text:style-name="P3"><text:span text:style-name="T3">Subtract backgroun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2" xml:id="id6" draw:id="id6" draw:layer="layout" svg:width="4.002cm" svg:height="0.768cm" svg:x="14.876cm" svg:y="10.643cm">
          <text:p text:style-name="P1"><text:span text:style-name="T1">Linearity correc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8" draw:id="id8" draw:layer="layout" svg:width="3.525cm" svg:height="0.77cm" svg:x="15.115cm" svg:y="13.265cm">
          <text:p text:style-name="P1"><text:span text:style-name="T2">Initialize varianc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1" draw:text-style-name="P8" xml:id="id5" draw:id="id5" draw:layer="layout" svg:width="2.283cm" svg:height="0.768cm" svg:x="15.736cm" svg:y="9.331cm">
          <text:p text:style-name="P1"><text:span text:style-name="T2">Add mask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6.878cm" svg:y1="10.099cm" svg:x2="16.877cm" svg:y2="10.643cm" draw:end-shape="id6" draw:end-glue-point="4" svg:d="M16878 10099l-1 544" svg:viewBox="0 0 2 545">
          <text:p/>
        </draw:connector>
        <draw:connector draw:style-name="gr5" draw:text-style-name="P5" draw:layer="layout" draw:type="line" svg:x1="16.877cm" svg:y1="11.411cm" svg:x2="16.877cm" svg:y2="11.925cm" draw:start-shape="id6" draw:start-glue-point="6" draw:end-shape="id7" svg:d="M16877 11411v514" svg:viewBox="0 0 1 515">
          <text:p/>
        </draw:connector>
        <draw:connector draw:style-name="gr12" draw:text-style-name="P3" draw:layer="layout" draw:type="line" svg:x1="16.878cm" svg:y1="14.035cm" svg:x2="16.877cm" svg:y2="14.58cm" draw:start-shape="id8" draw:start-glue-point="6" draw:end-shape="id9" draw:end-glue-point="0" svg:d="M16878 14035l-1 545" svg:viewBox="0 0 2 546">
          <text:p/>
        </draw:connector>
        <draw:connector draw:style-name="gr12" draw:text-style-name="P3" draw:layer="layout" draw:type="line" svg:x1="16.877cm" svg:y1="15.346cm" svg:x2="16.878cm" svg:y2="15.948cm" draw:start-shape="id9" draw:start-glue-point="2" draw:end-shape="id10" draw:end-glue-point="4" svg:d="M16877 15346l1 602" svg:viewBox="0 0 2 603">
          <text:p/>
        </draw:connector>
        <draw:custom-shape draw:style-name="gr9" draw:text-style-name="P2" xml:id="id10" draw:id="id10" draw:layer="layout" svg:width="2.375cm" svg:height="0.768cm" svg:x="15.69cm" svg:y="15.948cm">
          <text:p text:style-name="P1"><text:span text:style-name="T1">Trace sli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3" draw:text-style-name="P2" xml:id="id11" draw:id="id11" draw:layer="layout" svg:width="4.508cm" svg:height="1.241cm" svg:x="14.623cm" svg:y="17.388cm">
          <text:p text:style-name="P1"><text:span text:style-name="T1">Part-processed flats</text:span></text:p>
          <text:p text:style-name="P1"><text:span text:style-name="T1">with slit trac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8" xml:id="id7" draw:id="id7" draw:layer="layout" svg:width="3.541cm" svg:height="0.77cm" svg:x="15.107cm" svg:y="11.925cm">
          <text:p text:style-name="P1"><text:span text:style-name="T2">ADU → electron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draw:type="line" svg:x1="16.878cm" svg:y1="12.695cm" svg:x2="16.878cm" svg:y2="13.265cm" draw:start-shape="id7" draw:start-glue-point="6" draw:end-shape="id8" draw:end-glue-point="4" svg:d="M16878 12695v570" svg:viewBox="0 0 1 571">
          <text:p/>
        </draw:connector>
        <draw:connector draw:style-name="gr12" draw:text-style-name="P3" draw:layer="layout" draw:type="line" svg:x1="16.878cm" svg:y1="16.716cm" svg:x2="16.877cm" svg:y2="17.388cm" draw:start-shape="id10" draw:start-glue-point="6" draw:end-shape="id11" draw:end-glue-point="4" svg:d="M16878 16716l-1 672" svg:viewBox="0 0 2 673">
          <text:p/>
        </draw:connector>
        <draw:connector draw:style-name="gr15" draw:text-style-name="P3" draw:layer="layout" svg:x1="19.71cm" svg:y1="14.963cm" svg:x2="21.419cm" svg:y2="13.86cm" draw:start-shape="id9" draw:start-glue-point="1" draw:end-shape="id12" draw:end-glue-point="3" svg:d="M19710 14963h855v-1103h854" svg:viewBox="0 0 1710 1104">
          <text:p/>
        </draw:connector>
        <draw:custom-shape draw:style-name="gr16" draw:text-style-name="P6" xml:id="id4" draw:id="id4" draw:layer="layout" svg:width="2.805cm" svg:height="0.77cm" svg:x="23.544cm" svg:y="13.525cm">
          <text:p text:style-name="P1"><text:span text:style-name="T3">Stack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6" draw:text-style-name="P6" xml:id="id13" draw:id="id13" draw:layer="layout" svg:width="4.232cm" svg:height="0.77cm" svg:x="22.83cm" svg:y="14.825cm">
          <text:p text:style-name="P1"><text:span text:style-name="T3">Lamp on – lamp off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draw:type="line" svg:x1="24.947cm" svg:y1="14.295cm" svg:x2="24.946cm" svg:y2="14.825cm" draw:start-shape="id4" draw:start-glue-point="6" draw:end-shape="id13" draw:end-glue-point="4" svg:d="M24947 14295l-1 530" svg:viewBox="0 0 2 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197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LGC Sans" style:font-size-asian="24pt" style:language-asian="zxx" style:country-asian="none" style:font-name-complex="DejaVu LGC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4T12:24:34.652219265</dc:date>
    <meta:editing-duration>PT16M6S</meta:editing-duration>
    <meta:editing-cycles>11</meta:editing-cycles>
    <meta:generator>LibreOffice/5.0.6.2$Linux_X86_64 LibreOffice_project/00$Build-2</meta:generator>
    <meta:document-statistic meta:object-count="24"/>
  </office:meta>
</office:document-meta>
</file>